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4/10/2026</text:p>
      <text:p text:style-name="Normal"><draw:frame draw:style-name="a0" draw:name="Picture 1" text:anchor-type="as-char" svg:x="0in" svg:y="0in" svg:width="6.5in" svg:height="1.87292in" style:rel-width="scale" style:rel-height="scale"><draw:image xlink:href="media/image1.png" xlink:type="simple" xlink:show="embed" xlink:actuate="onLoad"/><svg:title/><svg:desc/></draw:frame><draw:frame draw:style-name="a1" draw:name="Picture 1" text:anchor-type="as-char" svg:x="0in" svg:y="0in" svg:width="6.5in" svg:height="4.40278in" style:rel-width="scale" style:rel-height="scale"><draw:image xlink:href="media/image2.png" xlink:type="simple" xlink:show="embed" xlink:actuate="onLoad"/><svg:title/><svg:desc/></draw:frame><draw:frame draw:style-name="a2" draw:name="Picture 1" text:anchor-type="as-char" svg:x="0in" svg:y="0in" svg:width="6.5in" svg:height="2.80833in" style:rel-width="scale" style:rel-height="scale"><draw:image xlink:href="media/image3.png" xlink:type="simple" xlink:show="embed" xlink:actuate="onLoad"/><svg:title/><svg:desc/></draw:frame><draw:frame draw:style-name="a3" draw:name="Picture 1" text:anchor-type="as-char" svg:x="0in" svg:y="0in" svg:width="6.5in" svg:height="5.53264in" style:rel-width="scale" style:rel-height="scale"><draw:image xlink:href="media/image4.png" xlink:type="simple" xlink:show="embed" xlink:actuate="onLoad"/><svg:title/><svg:desc/></draw:frame><draw:frame draw:style-name="a4" draw:name="Picture 1" text:anchor-type="as-char" svg:x="0in" svg:y="0in" svg:width="6.5in" svg:height="4.21667in" style:rel-width="scale" style:rel-height="scale"><draw:image xlink:href="media/image5.png" xlink:type="simple" xlink:show="embed" xlink:actuate="onLoad"/><svg:title/><svg:desc/></draw:frame><draw:frame draw:style-name="a5" draw:name="Picture 1" text:anchor-type="as-char" svg:x="0in" svg:y="0in" svg:width="6.5in" svg:height="2.52778in" style:rel-width="scale" style:rel-height="scale"><draw:image xlink:href="media/image6.png" xlink:type="simple" xlink:show="embed" xlink:actuate="onLoad"/><svg:title/><svg:desc/></draw:frame><draw:frame draw:style-name="a6" draw:name="Picture 1" text:anchor-type="as-char" svg:x="0in" svg:y="0in" svg:width="6.5in" svg:height="2.44167in" style:rel-width="scale" style:rel-height="scale"><draw:image xlink:href="media/image7.png" xlink:type="simple" xlink:show="embed" xlink:actuate="onLoad"/><svg:title/><svg:desc/></draw:frame>As the months go by, the sales multiply. BAR</text:p>
      <text:p text:style-name="Normal"><draw:frame draw:style-name="a7" draw:name="Picture 1" text:anchor-type="as-char" svg:x="0in" svg:y="0in" svg:width="6.5in" svg:height="3.63958in" style:rel-width="scale" style:rel-height="scale"><draw:image xlink:href="media/image8.png" xlink:type="simple" xlink:show="embed" xlink:actuate="onLoad"/><svg:title/><svg:desc/></draw:frame><draw:frame draw:style-name="a8" draw:name="Picture 1" text:anchor-type="as-char" svg:x="0in" svg:y="0in" svg:width="6.5in" svg:height="1.88056in" style:rel-width="scale" style:rel-height="scale"><draw:image xlink:href="media/image9.png" xlink:type="simple" xlink:show="embed" xlink:actuate="onLoad"/><svg:title/><svg:desc/></draw:frame><draw:frame draw:style-name="a9" draw:name="Picture 1" text:anchor-type="as-char" svg:x="0in" svg:y="0in" svg:width="6.5in" svg:height="4.6375in" style:rel-width="scale" style:rel-height="scale"><draw:image xlink:href="media/image10.png" xlink:type="simple" xlink:show="embed" xlink:actuate="onLoad"/><svg:title/><svg:desc/></draw:frame><draw:frame draw:style-name="a10" draw:name="Picture 1" text:anchor-type="as-char" svg:x="0in" svg:y="0in" svg:width="5.53202in" svg:height="3.8547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" text:anchor-type="as-char" svg:x="0in" svg:y="0in" svg:width="6.5in" svg:height="3.79861in" style:rel-width="scale" style:rel-height="scale"><draw:image xlink:href="media/image12.png" xlink:type="simple" xlink:show="embed" xlink:actuate="onLoad"/><svg:title/><svg:desc/></draw:frame><draw:frame draw:style-name="a12" draw:name="Picture 1" text:anchor-type="as-char" svg:x="0in" svg:y="0in" svg:width="6.5in" svg:height="2.14653in" style:rel-width="scale" style:rel-height="scale"><draw:image xlink:href="media/image13.png" xlink:type="simple" xlink:show="embed" xlink:actuate="onLoad"/><svg:title/><svg:desc/></draw:frame><draw:frame draw:style-name="a13" draw:name="Picture 1" text:anchor-type="as-char" svg:x="0in" svg:y="0in" svg:width="6.5in" svg:height="4.15069in" style:rel-width="scale" style:rel-height="scale"><draw:image xlink:href="media/image14.png" xlink:type="simple" xlink:show="embed" xlink:actuate="onLoad"/><svg:title/><svg:desc/></draw:frame><draw:frame draw:style-name="a14" draw:name="Picture 1" text:anchor-type="as-char" svg:x="0in" svg:y="0in" svg:width="6.5in" svg:height="4.45278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ly wells</meta:initial-creator>
    <dc:creator>lily wells</dc:creator>
    <meta:creation-date>2026-04-10T16:37:00Z</meta:creation-date>
    <dc:date>2026-04-10T19:38:00Z</dc:date>
    <meta:template xlink:href="Normal" xlink:type="simple"/>
    <meta:editing-cycles>6</meta:editing-cycles>
    <meta:editing-duration>PT10860S</meta:editing-duration>
    <meta:document-statistic meta:page-count="1" meta:paragraph-count="7" meta:word-count="7" meta:character-count="65" meta:row-count="16" meta:non-whitespace-character-count="65"/>
  </office:meta>
</office:document-meta>
</file>